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officeooo:rsid="00044b1f" officeooo:paragraph-rsid="00044b1f"/>
    </style:style>
    <style:style style:name="P3" style:family="paragraph" style:parent-style-name="Text_20_body">
      <style:text-properties fo:font-size="6pt" officeooo:paragraph-rsid="00044b1f" style:font-size-asian="6pt" style:font-size-complex="6pt"/>
    </style:style>
    <style:style style:name="T1" style:family="text">
      <style:text-properties officeooo:rsid="00051b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k to project on github</text:p>
      <text:p text:style-name="P1"><text:a xlink:type="simple" xlink:href="https://github.com/Ksummmer/Udagram_deployment_project" text:style-name="Internet_20_link" text:visited-style-name="Visited_20_Internet_20_Link">https://github.com/Ksummmer/Udagram_deployment_project</text:a></text:p>
      <text:p text:style-name="P1"/>
      <text:p text:style-name="P2">Link to application</text:p>
      <text:p text:style-name="P1"><text:a xlink:type="simple" xlink:href="http://mybucket855858539426.s3-website-us-east-1.amazonaws.com/" office:target-frame-name="_blank" xlink:show="new" text:style-name="Internet_20_link" text:visited-style-name="Visited_20_Internet_20_Link"><text:bookmark text:name="link-self169-1693733513389-2837"/><text:bookmark text:name="167-1693733513389-2204"/>http://mybucket855858539426<text:span text:style-name="T1">69</text:span>.s3-website-us-east-1.amazonaws.com </text:a> 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3T15:51:34.359000000</dc:date>
    <meta:editing-duration>PT9M48S</meta:editing-duration>
    <meta:editing-cycles>5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4" meta:word-count="10" meta:character-count="164" meta:non-whitespace-character-count="156"/>
  </office:meta>
</office:document-meta>
</file>